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3.85in"/>
    </style:style>
    <style:style style:name="co6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1.15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602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>
      <style:text-properties fo:color="#b3b3b3" fo:font-style="italic" style:font-style-asian="italic" style:font-style-complex="italic"/>
    </style:style>
    <style:style style:name="ce9" style:family="table-cell" style:parent-style-name="Default">
      <style:text-properties fo:color="#ff0000" fo:font-weight="normal" style:font-weight-asian="normal" style:font-weight-complex="normal"/>
    </style:style>
    <style:style style:name="ce10" style:family="table-cell" style:parent-style-name="Default"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/>
    </style:style>
  </office:automatic-styles>
  <office:body>
    <office:spreadsheet>
      <table:table table:name="Loot" table:style-name="ta1" table:protected="true" table:protection-key="IsebC/PPLWexxe+zRhvsrzsdhFE=" table:print="false"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ce18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2" office:value-type="string">
            <text:p>ID DC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6"/>
        </table:table-row>
        <table:table-row table:style-name="ro1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1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Ruby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50 GP</text:p>
          </table:table-cell>
          <table:table-cell table:style-name="ce8" office:value-type="string">
            <text:p>25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1">
          <table:table-cell table:style-name="ce9" office:value-type="string">
            <text:p>Scroll of New Life</text:p>
          </table:table-cell>
          <table:table-cell table:style-name="ce9" office:value-type="string">
            <text:p>No</text:p>
          </table:table-cell>
          <table:table-cell table:style-name="ce20" office:value-type="float" office:value="29">
            <text:p>29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Cleric Level 9 Spell</text:p>
          </table:table-cell>
          <table:table-cell table:style-name="ce9" office:value-type="string">
            <text:p>6125 GP</text:p>
          </table:table-cell>
          <table:table-cell table:style-name="ce9" office:value-type="string">
            <text:p>3000 GP</text:p>
          </table:table-cell>
          <table:table-cell table:style-name="ce9" office:value-type="string">
            <text:p>Thaolos</text:p>
          </table:table-cell>
          <table:table-cell table:style-name="ce9" table:number-columns-repeated="1016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+2 Melee Attack / Dmg, Str / Climb / Swim Checks <text:span text:style-name="T4">(</text:span>3 mins<text:span text:style-name="T4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1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Wizard Level 5 Spell (To Activate 15 vs Wis or Int)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22"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Short Sword (7x)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0 GP</text:p>
          </table:table-cell>
          <table:table-cell table:style-name="ce8" office:value-type="string">
            <text:p>2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>
            <text:p>Belt Pouch (2x)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 GP</text:p>
          </table:table-cell>
          <table:table-cell table:style-name="ce8" office:value-type="string">
            <text:p>5 S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1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Pearls (3x)</text:p>
          </table:table-cell>
          <table:table-cell table:style-name="ce8" office:value-type="string">
            <text:p>Yes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00 GP</text:p>
          </table:table-cell>
          <table:table-cell table:style-name="ce8" office:value-type="string">
            <text:p>35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1">
          <table:table-cell table:style-name="ce10" office:value-type="string">
            <text:p>Gold Ring of Protection +1</text:p>
          </table:table-cell>
          <table:table-cell table:style-name="ce10" office:value-type="string">
            <text:p>No</text:p>
          </table:table-cell>
          <table:table-cell table:style-name="ce21" office:value-type="float" office:value="20">
            <text:p>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+1 AC</text:p>
          </table:table-cell>
          <table:table-cell table:style-name="ce10" office:value-type="string">
            <text:p>2000 GP</text:p>
          </table:table-cell>
          <table:table-cell table:style-name="ce10" office:value-type="string">
            <text:p>1000 GP</text:p>
          </table:table-cell>
          <table:table-cell table:style-name="ce10" office:value-type="string">
            <text:p>Al</text:p>
          </table:table-cell>
          <table:table-cell table:style-name="ce10" table:number-columns-repeated="1016"/>
        </table:table-row>
        <table:table-row table:style-name="ro1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table:style-name="ce22" office:value-type="string">
            <text:p>Thaolos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Maeglin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table:style-name="ce11" office:value-type="string">
            <text:p>Al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El Guapo</text:p>
          </table:table-cell>
          <table:table-cell office:value-type="float" office:value="300">
            <text:p>300</text:p>
          </table:table-cell>
        </table:table-row>
      </table:table>
      <table:table table:name="House Rules" table:style-name="ta1" table:print="false">
        <table:table-column table:style-name="co2" table:default-cell-style-name="ce15"/>
        <table:table-column table:style-name="co7" table:default-cell-style-name="ce17"/>
        <table:table-row table:style-name="ro2">
          <table:table-cell table:style-name="ce13" office:value-type="string">
            <text:p>Date</text:p>
          </table:table-cell>
          <table:table-cell table:style-name="ce16" office:value-type="string">
            <text:p>Description</text:p>
          </table:table-cell>
        </table:table-row>
        <table:table-row table:style-name="ro3">
          <table:table-cell table:style-name="ce14" office:value-type="date" office:date-value="2013-01-09">
            <text:p>01/09/13</text:p>
          </table:table-cell>
          <table:table-cell office:value-type="string">
            <text:p>Any disagreement or discrepancy in rules must be discussed outside of the game. <text:span text:style-name="T2">Preferably via email.</text:span> This is to keep the game / story flowing along. A small amount of XP <text:span text:style-name="T3">might</text:span> be rewarded for each correction. The exception to this house rule is if the GM asks for help during the game.</text:p>
          </table:table-cell>
        </table:table-row>
        <table:table-row table:style-name="ro4">
          <table:table-cell table:style-name="ce14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 You must declare your primary and secondary weapons prior to combat.</text:p>
          </table:table-cell>
        </table:table-row>
        <table:table-row table:style-name="ro2">
          <table:table-cell table:style-name="ce14" office:value-type="date" office:date-value="2013-01-12">
            <text:p>01/12/13</text:p>
          </table:table-cell>
          <table:table-cell office:value-type="string">
            <text:p>Money does not weigh anything, within reason (GM discretion).</text:p>
          </table:table-cell>
        </table:table-row>
        <table:table-row table:style-name="ro2">
          <table:table-cell table:style-name="ce14" office:value-type="date" office:date-value="2013-01-12">
            <text:p>01/12/13</text:p>
          </table:table-cell>
          <table:table-cell office:value-type="string">
            <text:p>Prestige classes are not allowed.</text:p>
          </table:table-cell>
        </table:table-row>
        <table:table-row table:style-name="ro5">
          <table:table-cell table:style-name="ce14" office:value-type="date" office:date-value="2013-01-14">
            <text:p>01/14/13</text:p>
          </table:table-cell>
          <table:table-cell office:value-type="string">
            <text:p>Pathfinder Core Rules (fifth printing) are followed with aid from Hero Lab (Pathfinder Core Rules data package). Any other rules will not be used / allowed (Pathfinder advanced / ultimate rule books, paizo blog, forums, web enhancements, etc).</text:p>
          </table:table-cell>
        </table:table-row>
        <table:table-row table:style-name="ro2">
          <table:table-cell table:style-name="ce14" office:value-type="date" office:date-value="2013-01-14">
            <text:p>01/14/13</text:p>
          </table:table-cell>
          <table:table-cell office:value-type="string">
            <text:p>Advanced ballistic weapons / guns are not allowed.</text:p>
          </table:table-cell>
        </table:table-row>
        <table:table-row table:style-name="ro6">
          <table:table-cell table:style-name="ce14" office:value-type="date" office:date-value="2013-01-14">
            <text:p>01/14/13</text:p>
          </table:table-cell>
          <table:table-cell office:value-type="string">
            <text:p>Medium advancement (XP and leveling) is used but can be adjusted with the agreement of the GM and all players.</text:p>
          </table:table-cell>
        </table:table-row>
        <table:table-row table:style-name="ro6">
          <table:table-cell table:style-name="ce14" office:value-type="date" office:date-value="2013-01-14">
            <text:p>01/14/13</text:p>
          </table:table-cell>
          <table:table-cell office:value-type="string">
            <text:p>A player caught cheating will be penalized with a 20% reduction in XP and with in-game consequences.</text:p>
          </table:table-cell>
        </table:table-row>
        <table:table-row table:style-name="ro6" table:number-rows-repeated="1048566">
          <table:table-cell table:number-columns-repeated="2"/>
        </table:table-row>
        <table:table-row table:style-name="ro6">
          <table:table-cell table:number-columns-repeated="2"/>
        </table:table-row>
      </table:table>
      <table:database-ranges>
        <table:database-range table:target-range-address="'House Rules'.A1:'House Rules'.B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1/14/2013</text:date>, <text:time>23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4T23:01:08.20</dc:date>
    <meta:editing-duration>PT4H36S</meta:editing-duration>
    <meta:editing-cycles>44</meta:editing-cycles>
    <meta:generator>OpenOffice.org/3.4$Win32 OpenOffice.org_project/340m1$Build-9590</meta:generator>
    <dc:creator>Nick Derevjanik</dc:creator>
    <meta:document-statistic meta:table-count="4" meta:cell-count="140" meta:object-count="0"/>
  </office:meta>
</office:document-meta>
</file>